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SISTEMA DE CONTABILIDADE <text:s text:c="43"/>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29 - SUPPLIER TEXTIL EIRELI <text:s text:c="19"/>04/08/2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a</text:p>
          </table:table-cell>
          <table:table-cell office:value-type="string" table:style-name="ce1">
            <text:p>Reduzido</text:p>
          </table:table-cell>
          <table:table-cell office:value-type="string" table:style-name="ce1">
            <text:p>Referencial Sped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Natureza</text:p>
          </table:table-cell>
          <table:table-cell office:value-type="string" table:style-name="ce1">
            <text:p>Rel.Alfab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 <text:s text:c="19"/>ATIVO</text:p>
          </table:table-cell>
          <table:table-cell office:value-type="string" table:style-name="ce1">
            <text:p>0000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 <text:s text:c="19"/>ATIVO CIRCULANTE</text:p>
          </table:table-cell>
          <table:table-cell office:value-type="string" table:style-name="ce1">
            <text:p>0000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 <text:s text:c="19"/>DISPONIBILIDADES</text:p>
          </table:table-cell>
          <table:table-cell office:value-type="string" table:style-name="ce1">
            <text:p>00004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1 <text:s text:c="19"/>BENS NUMERARIOS</text:p>
          </table:table-cell>
          <table:table-cell office:value-type="string" table:style-name="ce1">
            <text:p>0000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1.1 <text:s text:c="19"/>CAIXA</text:p>
          </table:table-cell>
          <table:table-cell office:value-type="string" table:style-name="ce1">
            <text:p>000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2 <text:s text:c="19"/>BANCOS C/MOVIMENTO</text:p>
          </table:table-cell>
          <table:table-cell office:value-type="string" table:style-name="ce1">
            <text:p>0000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2.1 <text:s text:c="19"/>SICREDI</text:p>
          </table:table-cell>
          <table:table-cell office:value-type="string" table:style-name="ce1">
            <text:p>000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2.2 <text:s text:c="19"/>BRADESCO</text:p>
          </table:table-cell>
          <table:table-cell office:value-type="string" table:style-name="ce1">
            <text:p>000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2.3 <text:s text:c="19"/>BANRISUL</text:p>
          </table:table-cell>
          <table:table-cell office:value-type="string" table:style-name="ce1">
            <text:p>0001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2.4 <text:s text:c="19"/>BANCO SANTANDER</text:p>
          </table:table-cell>
          <table:table-cell office:value-type="string" table:style-name="ce1">
            <text:p>000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3 <text:s text:c="19"/>APLICAÇÕES FINANCEIRAS</text:p>
          </table:table-cell>
          <table:table-cell office:value-type="string" table:style-name="ce1">
            <text:p>0001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3.1 <text:s text:c="19"/>APLIC. FINAN. SICREDI</text:p>
          </table:table-cell>
          <table:table-cell office:value-type="string" table:style-name="ce1">
            <text:p>0001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3.2 <text:s text:c="19"/>BRADESCO CAPITALIZ</text:p>
          </table:table-cell>
          <table:table-cell office:value-type="string" table:style-name="ce1">
            <text:p>0001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3.3 <text:s text:c="19"/>BANRISUL CAPITALIZ</text:p>
          </table:table-cell>
          <table:table-cell office:value-type="string" table:style-name="ce1">
            <text:p>000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1.3.4 <text:s text:c="19"/>SANTANDER CDB</text:p>
          </table:table-cell>
          <table:table-cell office:value-type="string" table:style-name="ce1">
            <text:p>0002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 <text:s text:c="19"/>CREDITOS</text:p>
          </table:table-cell>
          <table:table-cell office:value-type="string" table:style-name="ce1">
            <text:p>0001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 <text:s text:c="19"/>CLIENTES</text:p>
          </table:table-cell>
          <table:table-cell office:value-type="string" table:style-name="ce1">
            <text:p>00017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 <text:s text:c="19"/>DASS NORDESTE CALCADOS ARTIGOS ESPORTIVOS LTD</text:p>
          </table:table-cell>
          <table:table-cell office:value-type="string" table:style-name="ce1">
            <text:p>000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 <text:s text:c="19"/>CALCADOS PEGADA NORDESTE LTDA</text:p>
          </table:table-cell>
          <table:table-cell office:value-type="string" table:style-name="ce1">
            <text:p>0002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3 <text:s text:c="19"/>REDEPLAST IND DE CALCADOS LTDA</text:p>
          </table:table-cell>
          <table:table-cell office:value-type="string" table:style-name="ce1">
            <text:p>0002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4 <text:s text:c="19"/>COOPERSHOES COOP DE TRAB E IND DE CALCADOS JO</text:p>
          </table:table-cell>
          <table:table-cell office:value-type="string" table:style-name="ce1">
            <text:p>0002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5 <text:s text:c="19"/>COUROQUIMICA COUROS ACABAMENTOS LTDA</text:p>
          </table:table-cell>
          <table:table-cell office:value-type="string" table:style-name="ce1">
            <text:p>0002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6 <text:s text:c="19"/>MARISOL VESTUARIO S.A.</text:p>
          </table:table-cell>
          <table:table-cell office:value-type="string" table:style-name="ce1">
            <text:p>0002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7 <text:s text:c="19"/>ANIGER CALCADOS SUPR E EMPREEND LTDA<text:s/></text:p>
          </table:table-cell>
          <table:table-cell office:value-type="string" table:style-name="ce1">
            <text:p>0002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8 <text:s text:c="19"/>CALCADOS RAMARIM LTDA</text:p>
          </table:table-cell>
          <table:table-cell office:value-type="string" table:style-name="ce1">
            <text:p>0002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9 <text:s text:c="19"/>TOPSHOES INDUSTRIA DE CALCADOS SA</text:p>
          </table:table-cell>
          <table:table-cell office:value-type="string" table:style-name="ce1">
            <text:p>0002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0 <text:s text:c="18"/>GRENDENE S/A</text:p>
          </table:table-cell>
          <table:table-cell office:value-type="string" table:style-name="ce1">
            <text:p>0003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1 <text:s text:c="18"/>CONFORTO ARTEFATOS DE COURO LTDA</text:p>
          </table:table-cell>
          <table:table-cell office:value-type="string" table:style-name="ce1">
            <text:p>0003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2 <text:s text:c="18"/>NKS IMPORTACOES E EXPORTACOES INDUSTRIA E COM</text:p>
          </table:table-cell>
          <table:table-cell office:value-type="string" table:style-name="ce1">
            <text:p>0003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3 <text:s text:c="18"/>ASCORPH CONSULTORIA LTDA</text:p>
          </table:table-cell>
          <table:table-cell office:value-type="string" table:style-name="ce1">
            <text:p>000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4 <text:s text:c="18"/>NEORUBBER INDUSTRIA DE SANDALIAS LTDA</text:p>
          </table:table-cell>
          <table:table-cell office:value-type="string" table:style-name="ce1">
            <text:p>0003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5 <text:s text:c="18"/>CALCADOS BEIRA RIO S/A</text:p>
          </table:table-cell>
          <table:table-cell office:value-type="string" table:style-name="ce1">
            <text:p>0003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6 <text:s text:c="18"/>VALENTINI IND DE BOLSAS LTDA</text:p>
          </table:table-cell>
          <table:table-cell office:value-type="string" table:style-name="ce1">
            <text:p>0003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7 <text:s text:c="18"/>PASSCAL INDUSTRIA DE CALCADOS LTDA</text:p>
          </table:table-cell>
          <table:table-cell office:value-type="string" table:style-name="ce1">
            <text:p>0003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8 <text:s text:c="18"/>CALCADOS HOFFLLES LTDA</text:p>
          </table:table-cell>
          <table:table-cell office:value-type="string" table:style-name="ce1">
            <text:p>0003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19 <text:s text:c="18"/>A.M.C. TEXTIL LTDA</text:p>
          </table:table-cell>
          <table:table-cell office:value-type="string" table:style-name="ce1">
            <text:p>0003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0 <text:s text:c="18"/>A C DA VEIGA CALCADOS EIRELI</text:p>
          </table:table-cell>
          <table:table-cell office:value-type="string" table:style-name="ce1">
            <text:p>0004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1 <text:s text:c="18"/>ZENGLEIN INDUSTRIA E COMERCIO DE CALCADOS EIR</text:p>
          </table:table-cell>
          <table:table-cell office:value-type="string" table:style-name="ce1">
            <text:p>0004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2 <text:s text:c="18"/>SUGAR SHOES INDUSTRIA DE CALCADOS LTDA</text:p>
          </table:table-cell>
          <table:table-cell office:value-type="string" table:style-name="ce1">
            <text:p>0004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3 <text:s text:c="18"/>PACIFIC SHOES IND E COM DE CALCADOS LTDA</text:p>
          </table:table-cell>
          <table:table-cell office:value-type="string" table:style-name="ce1">
            <text:p>0004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4 <text:s text:c="18"/>I5 FACTORY LTDA</text:p>
          </table:table-cell>
          <table:table-cell office:value-type="string" table:style-name="ce1">
            <text:p>0004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5 <text:s text:c="18"/>INDUSTRIA DE CALCADOS JACOB LTDA<text:s/></text:p>
          </table:table-cell>
          <table:table-cell office:value-type="string" table:style-name="ce1">
            <text:p>0004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6 <text:s text:c="18"/>DILLY NORDESTE INDUSTRIA DE CALCADOS LTDA</text:p>
          </table:table-cell>
          <table:table-cell office:value-type="string" table:style-name="ce1">
            <text:p>0004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7 <text:s text:c="18"/>INDUSTRIA DE CALCADOS WIRTH</text:p>
          </table:table-cell>
          <table:table-cell office:value-type="string" table:style-name="ce1">
            <text:p>0004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8 <text:s text:c="18"/>STYKA INDUSTRIA DE CORDAS E CORDOES LTDA</text:p>
          </table:table-cell>
          <table:table-cell office:value-type="string" table:style-name="ce1">
            <text:p>0004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29 <text:s text:c="18"/>BTO JOIAS E MINERAIS LTDA-ME</text:p>
          </table:table-cell>
          <table:table-cell office:value-type="string" table:style-name="ce1">
            <text:p>0004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30 <text:s text:c="18"/>ITM INDS TEXTEIS H MILAGRE LTDA</text:p>
          </table:table-cell>
          <table:table-cell office:value-type="string" table:style-name="ce1">
            <text:p>0005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31 <text:s text:c="18"/>TAILE CALCADOS LTDA</text:p>
          </table:table-cell>
          <table:table-cell office:value-type="string" table:style-name="ce1">
            <text:p>0005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1.32 <text:s text:c="18"/>FIBER TECIDOS TECNICOS LTDA</text:p>
          </table:table-cell>
          <table:table-cell office:value-type="string" table:style-name="ce1">
            <text:p>000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 <text:s text:c="19"/>ADIANTAMENTOS</text:p>
          </table:table-cell>
          <table:table-cell office:value-type="string" table:style-name="ce1">
            <text:p>0011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.1 <text:s text:c="19"/>ADIANT.DE SALARIOS</text:p>
          </table:table-cell>
          <table:table-cell office:value-type="string" table:style-name="ce1">
            <text:p>001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.2 <text:s text:c="19"/>ADIANT.DE SAL.FAMILIA</text:p>
          </table:table-cell>
          <table:table-cell office:value-type="string" table:style-name="ce1">
            <text:p>001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.4 <text:s text:c="19"/>ADIANT. 13.SALARIO</text:p>
          </table:table-cell>
          <table:table-cell office:value-type="string" table:style-name="ce1">
            <text:p>001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.5 <text:s text:c="19"/>ANTECIPACAO DE IRPJ</text:p>
          </table:table-cell>
          <table:table-cell office:value-type="string" table:style-name="ce1">
            <text:p>001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7.6 <text:s text:c="19"/>ANTECIPACAO DE CONTR SOCIAL</text:p>
          </table:table-cell>
          <table:table-cell office:value-type="string" table:style-name="ce1">
            <text:p>001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9 <text:s text:c="19"/>IMPOSTOS RECUPERAVEIS</text:p>
          </table:table-cell>
          <table:table-cell office:value-type="string" table:style-name="ce1">
            <text:p>0010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9.1 <text:s text:c="19"/>ICMS A RECUPERAR</text:p>
          </table:table-cell>
          <table:table-cell office:value-type="string" table:style-name="ce1">
            <text:p>001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9.2 <text:s text:c="19"/>IRRF A RECUPERAR</text:p>
          </table:table-cell>
          <table:table-cell office:value-type="string" table:style-name="ce1">
            <text:p>001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9.3 <text:s text:c="19"/>SALARIO FAMILIA A RECUPERAR</text:p>
          </table:table-cell>
          <table:table-cell office:value-type="string" table:style-name="ce1">
            <text:p>001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2.9.4 <text:s text:c="19"/>SALÁRIO MATERNIDADE A RECUPERAR</text:p>
          </table:table-cell>
          <table:table-cell office:value-type="string" table:style-name="ce1">
            <text:p>001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 <text:s text:c="19"/>ESTOQUE EXISTENTES</text:p>
          </table:table-cell>
          <table:table-cell office:value-type="string" table:style-name="ce1">
            <text:p>0011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3.1 <text:s text:c="19"/>ESTOQUE DE MERCADORIAS</text:p>
          </table:table-cell>
          <table:table-cell office:value-type="string" table:style-name="ce1">
            <text:p>0011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7 <text:s text:c="19"/>SOCIOS C/CAPITAL</text:p>
          </table:table-cell>
          <table:table-cell office:value-type="string" table:style-name="ce1">
            <text:p>0013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7.1 <text:s text:c="19"/>EMERSON ALCIONE SCHERER C/CAP.</text:p>
          </table:table-cell>
          <table:table-cell office:value-type="string" table:style-name="ce1">
            <text:p>0013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7.2 <text:s text:c="19"/>-</text:p>
          </table:table-cell>
          <table:table-cell office:value-type="string" table:style-name="ce1">
            <text:p>0013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8 <text:s text:c="19"/>SOCIOS C/EMPRESTIMO</text:p>
          </table:table-cell>
          <table:table-cell office:value-type="string" table:style-name="ce1">
            <text:p>0013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8.1 <text:s text:c="19"/>EMERSON ALCIONE SCHERER C/EMPR.</text:p>
          </table:table-cell>
          <table:table-cell office:value-type="string" table:style-name="ce1">
            <text:p>0013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1.8.2 <text:s text:c="19"/>-</text:p>
          </table:table-cell>
          <table:table-cell office:value-type="string" table:style-name="ce1">
            <text:p>0013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 <text:s text:c="19"/>ATIVO NÃO CIRCULANTE</text:p>
          </table:table-cell>
          <table:table-cell office:value-type="string" table:style-name="ce1">
            <text:p>0013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1 <text:s text:c="19"/>REALIZAVEL A LONGO PRAZO</text:p>
          </table:table-cell>
          <table:table-cell office:value-type="string" table:style-name="ce1">
            <text:p>00139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1.5 <text:s text:c="19"/>TITULOS DE LIQUIDEZ</text:p>
          </table:table-cell>
          <table:table-cell office:value-type="string" table:style-name="ce1">
            <text:p>0014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2 <text:s text:c="19"/>INVESTIMENTOS</text:p>
          </table:table-cell>
          <table:table-cell office:value-type="string" table:style-name="ce1">
            <text:p>0014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2.1 <text:s text:c="19"/>PARTICIPAÇÕES SOCIETARIAS</text:p>
          </table:table-cell>
          <table:table-cell office:value-type="string" table:style-name="ce1">
            <text:p>0014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2.1.1 <text:s text:c="19"/>PARTICIPAÇÕES SOCIETARIAS</text:p>
          </table:table-cell>
          <table:table-cell office:value-type="string" table:style-name="ce1">
            <text:p>0014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 <text:s text:c="19"/>IMOBILIZADO</text:p>
          </table:table-cell>
          <table:table-cell office:value-type="string" table:style-name="ce1">
            <text:p>001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 <text:s text:c="19"/>IMOBILIZADO TECNICO</text:p>
          </table:table-cell>
          <table:table-cell office:value-type="string" table:style-name="ce1">
            <text:p>0015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1 <text:s text:c="19"/>MOVEIS E UTENSILIOS</text:p>
          </table:table-cell>
          <table:table-cell office:value-type="string" table:style-name="ce1">
            <text:p>001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2 <text:s text:c="19"/>INSTALAÇÕES</text:p>
          </table:table-cell>
          <table:table-cell office:value-type="string" table:style-name="ce1">
            <text:p>0015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3 <text:s text:c="19"/>VEICULOS</text:p>
          </table:table-cell>
          <table:table-cell office:value-type="string" table:style-name="ce1">
            <text:p>0015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4 <text:s text:c="19"/>FERRAMENTAS</text:p>
          </table:table-cell>
          <table:table-cell office:value-type="string" table:style-name="ce1">
            <text:p>001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5 <text:s text:c="19"/>FERRAMENTAS DIF IPC</text:p>
          </table:table-cell>
          <table:table-cell office:value-type="string" table:style-name="ce1">
            <text:p>0015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6 <text:s text:c="19"/>MAQUINARIOS</text:p>
          </table:table-cell>
          <table:table-cell office:value-type="string" table:style-name="ce1">
            <text:p>0015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1.7 <text:s text:c="19"/>COMPUTADORES</text:p>
          </table:table-cell>
          <table:table-cell office:value-type="string" table:style-name="ce1">
            <text:p>0015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2 <text:s text:c="19"/>CONTRUÇÕES EM ANDAMENTO</text:p>
          </table:table-cell>
          <table:table-cell office:value-type="string" table:style-name="ce1">
            <text:p>0014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2.1 <text:s text:c="19"/>IMOVEL</text:p>
          </table:table-cell>
          <table:table-cell office:value-type="string" table:style-name="ce1">
            <text:p>0014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3 <text:s text:c="19"/>PARTICIPAÇÃO EM CONSORCIOS</text:p>
          </table:table-cell>
          <table:table-cell office:value-type="string" table:style-name="ce1">
            <text:p>00169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3.1 <text:s text:c="19"/>COTAS DE CONSORCIO CEF</text:p>
          </table:table-cell>
          <table:table-cell office:value-type="string" table:style-name="ce1">
            <text:p>0014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3.2 <text:s text:c="19"/>COTAS P/AQUISICAO DE CONSORCIO</text:p>
          </table:table-cell>
          <table:table-cell office:value-type="string" table:style-name="ce1">
            <text:p>0014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 <text:s text:c="19"/>(-) DEPRECIAÇÕES ACUMULADAS</text:p>
          </table:table-cell>
          <table:table-cell office:value-type="string" table:style-name="ce1">
            <text:p>0016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1 <text:s text:c="19"/>(-) MOV.E UTENS.C/DEPRECIAÇÃO ACUM.</text:p>
          </table:table-cell>
          <table:table-cell office:value-type="string" table:style-name="ce1">
            <text:p>001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2 <text:s text:c="19"/>(-) VEICULOS C/DEPRECIAÇÃO ACUM.</text:p>
          </table:table-cell>
          <table:table-cell office:value-type="string" table:style-name="ce1">
            <text:p>001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3 <text:s text:c="19"/>(-) VEICULOS DIF IPC C/DEPRECIAÇÃO ACUM.</text:p>
          </table:table-cell>
          <table:table-cell office:value-type="string" table:style-name="ce1">
            <text:p>0016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4 <text:s text:c="19"/>(-) FERRAMENTAS C/DEPRECIAÇÃO ACUM.</text:p>
          </table:table-cell>
          <table:table-cell office:value-type="string" table:style-name="ce1">
            <text:p>0016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5 <text:s text:c="19"/>(-) FERRAMENTAS DIF IPC C/DEPRECIAÇÃO ACUM.</text:p>
          </table:table-cell>
          <table:table-cell office:value-type="string" table:style-name="ce1">
            <text:p>0016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6 <text:s text:c="19"/>(-) MAQUINARIOS C/DEPRECIAÇÃO</text:p>
          </table:table-cell>
          <table:table-cell office:value-type="string" table:style-name="ce1">
            <text:p>0016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3.4.7 <text:s text:c="19"/>(-) COMPUTADORES C/DEPRECIAÇÃO</text:p>
          </table:table-cell>
          <table:table-cell office:value-type="string" table:style-name="ce1">
            <text:p>0016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4 <text:s text:c="19"/>BENS INTANGIVEIS</text:p>
          </table:table-cell>
          <table:table-cell office:value-type="string" table:style-name="ce1">
            <text:p>0020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4.1 <text:s text:c="19"/>INTANGIVEL</text:p>
          </table:table-cell>
          <table:table-cell office:value-type="string" table:style-name="ce1">
            <text:p>0021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.2.4.1.1 <text:s text:c="19"/>DEP. P/MARCAS &amp; PATENTES</text:p>
          </table:table-cell>
          <table:table-cell office:value-type="string" table:style-name="ce1">
            <text:p>0024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 <text:s text:c="19"/>PASSIVO</text:p>
          </table:table-cell>
          <table:table-cell office:value-type="string" table:style-name="ce1">
            <text:p>0017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 <text:s text:c="19"/>PASSIVO CIRCULANTE</text:p>
          </table:table-cell>
          <table:table-cell office:value-type="string" table:style-name="ce1">
            <text:p>0017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 <text:s text:c="19"/>FORNECEDORES</text:p>
          </table:table-cell>
          <table:table-cell office:value-type="string" table:style-name="ce1">
            <text:p>0017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 <text:s text:c="19"/>FORNECEDORES</text:p>
          </table:table-cell>
          <table:table-cell office:value-type="string" table:style-name="ce1">
            <text:p>0017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9 <text:s text:c="19"/>CALCADOS PEGADA NORDESTE LTDA</text:p>
          </table:table-cell>
          <table:table-cell office:value-type="string" table:style-name="ce1">
            <text:p>0018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1 <text:s text:c="18"/>CONTABIL JARA LTDA</text:p>
          </table:table-cell>
          <table:table-cell office:value-type="string" table:style-name="ce1">
            <text:p>0018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2 <text:s text:c="18"/>FILLER ALIMENTOS E BEBIDAS LTDA</text:p>
          </table:table-cell>
          <table:table-cell office:value-type="string" table:style-name="ce1">
            <text:p>0018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3 <text:s text:c="18"/>MCM COML. DE ALIMENTOS LTDA</text:p>
          </table:table-cell>
          <table:table-cell office:value-type="string" table:style-name="ce1">
            <text:p>0018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4 <text:s text:c="18"/>NESTLE BRASIL LTDA</text:p>
          </table:table-cell>
          <table:table-cell office:value-type="string" table:style-name="ce1">
            <text:p>0018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5 <text:s text:c="18"/>CHOCOLATES GAROTO S/A</text:p>
          </table:table-cell>
          <table:table-cell office:value-type="string" table:style-name="ce1">
            <text:p>0018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6 <text:s text:c="18"/>COMPANHIA DE BEBIDAS DAS AMÉRICAS-AMBE</text:p>
          </table:table-cell>
          <table:table-cell office:value-type="string" table:style-name="ce1">
            <text:p>0018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17 <text:s text:c="18"/>SAMAR ALIMENTOS LTDA</text:p>
          </table:table-cell>
          <table:table-cell office:value-type="string" table:style-name="ce1">
            <text:p>0018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0 <text:s text:c="18"/>FJR COM DE EQUIP INDL E COM LT</text:p>
          </table:table-cell>
          <table:table-cell office:value-type="string" table:style-name="ce1">
            <text:p>0019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4 <text:s text:c="18"/>NTM COML E DIST <text:s/>LTDA</text:p>
          </table:table-cell>
          <table:table-cell office:value-type="string" table:style-name="ce1">
            <text:p>0019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6 <text:s text:c="18"/>CIA. ULTRAGAZ S/A</text:p>
          </table:table-cell>
          <table:table-cell office:value-type="string" table:style-name="ce1">
            <text:p>0019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7 <text:s text:c="18"/>COOP SUINOCULTORES DO CAI SUPERIOR LTDA</text:p>
          </table:table-cell>
          <table:table-cell office:value-type="string" table:style-name="ce1">
            <text:p>0019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8 <text:s text:c="18"/>LT DISTRIBUIDORA LTDA</text:p>
          </table:table-cell>
          <table:table-cell office:value-type="string" table:style-name="ce1">
            <text:p>002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29 <text:s text:c="18"/>FRUMAR FRUTOS DO MAR LTDA</text:p>
          </table:table-cell>
          <table:table-cell office:value-type="string" table:style-name="ce1">
            <text:p>002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0 <text:s text:c="18"/>NOIA ALIMENTOS LTDA</text:p>
          </table:table-cell>
          <table:table-cell office:value-type="string" table:style-name="ce1">
            <text:p>002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1 <text:s text:c="18"/>IND DE ALIM PETRY LTDA</text:p>
          </table:table-cell>
          <table:table-cell office:value-type="string" table:style-name="ce1">
            <text:p>00430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2 <text:s text:c="18"/>VILAGE MARCAS &amp; PATENTES S/C LTDA</text:p>
          </table:table-cell>
          <table:table-cell office:value-type="string" table:style-name="ce1">
            <text:p>0117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3 <text:s text:c="18"/>COOP. DOS SUINOCULTORES ENCANTADO LTDA</text:p>
          </table:table-cell>
          <table:table-cell office:value-type="string" table:style-name="ce1">
            <text:p>0117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4 <text:s text:c="18"/>COOPERATIVA VINICOLA AURORA LTDA</text:p>
          </table:table-cell>
          <table:table-cell office:value-type="string" table:style-name="ce1">
            <text:p>011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5 <text:s text:c="18"/>DISTRIBUIDORA AMS LTDA</text:p>
          </table:table-cell>
          <table:table-cell office:value-type="string" table:style-name="ce1">
            <text:p>0117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6 <text:s text:c="18"/>PROTEC PRODUÇÕES VISUAIS LTDA ME</text:p>
          </table:table-cell>
          <table:table-cell office:value-type="string" table:style-name="ce1">
            <text:p>0117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7 <text:s text:c="18"/>LATICINIO STEFANELLO LTDA</text:p>
          </table:table-cell>
          <table:table-cell office:value-type="string" table:style-name="ce1">
            <text:p>0117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8 <text:s text:c="18"/>RC ARTES GRÁFICAS LTDA</text:p>
          </table:table-cell>
          <table:table-cell office:value-type="string" table:style-name="ce1">
            <text:p>0117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39 <text:s text:c="18"/>GETEBEL COM BEBIDAS LTDA</text:p>
          </table:table-cell>
          <table:table-cell office:value-type="string" table:style-name="ce1">
            <text:p>0117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0 <text:s text:c="18"/>ROBINSON KRUMMENAUER ME</text:p>
          </table:table-cell>
          <table:table-cell office:value-type="string" table:style-name="ce1">
            <text:p>0117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1 <text:s text:c="18"/>PORTOSUL DISTR DE EMBALAGENS LTDA</text:p>
          </table:table-cell>
          <table:table-cell office:value-type="string" table:style-name="ce1">
            <text:p>0118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2 <text:s text:c="18"/>SADIA S/A</text:p>
          </table:table-cell>
          <table:table-cell office:value-type="string" table:style-name="ce1">
            <text:p>0118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3 <text:s text:c="18"/>RODOLFO PEREIRA DE ANDRADE</text:p>
          </table:table-cell>
          <table:table-cell office:value-type="string" table:style-name="ce1">
            <text:p>0118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4 <text:s text:c="18"/>MARTINS BERNI DISTR DE PROD ALIMENT LTDA</text:p>
          </table:table-cell>
          <table:table-cell office:value-type="string" table:style-name="ce1">
            <text:p>0118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5 <text:s text:c="18"/>WATT DISTRIBUIDORA LTDA</text:p>
          </table:table-cell>
          <table:table-cell office:value-type="string" table:style-name="ce1">
            <text:p>0118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48 <text:s text:c="18"/>VINICOLA PERINI LTDA</text:p>
          </table:table-cell>
          <table:table-cell office:value-type="string" table:style-name="ce1">
            <text:p>0118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0 <text:s text:c="18"/>TRANSP E COMERCIO GAS STEYER LTDA</text:p>
          </table:table-cell>
          <table:table-cell office:value-type="string" table:style-name="ce1">
            <text:p>0118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2 <text:s text:c="18"/>M R COMERCIO DE BEBIDAS LTDA</text:p>
          </table:table-cell>
          <table:table-cell office:value-type="string" table:style-name="ce1">
            <text:p>0119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4 <text:s text:c="18"/>CHOCOLATE DO PARKE LTDA</text:p>
          </table:table-cell>
          <table:table-cell office:value-type="string" table:style-name="ce1">
            <text:p>0119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5 <text:s text:c="18"/>PREMIUM EMBALAGENS LTDA</text:p>
          </table:table-cell>
          <table:table-cell office:value-type="string" table:style-name="ce1">
            <text:p>0119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6 <text:s text:c="18"/>HAMBURGO PLAST DISTRIBUIDORA LTDA</text:p>
          </table:table-cell>
          <table:table-cell office:value-type="string" table:style-name="ce1">
            <text:p>0119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7 <text:s text:c="18"/>PCP DO BRASIL LTDA</text:p>
          </table:table-cell>
          <table:table-cell office:value-type="string" table:style-name="ce1">
            <text:p>0119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8 <text:s text:c="18"/>IMPERATRIZ COM DE MAQ E EQUIP LTDA</text:p>
          </table:table-cell>
          <table:table-cell office:value-type="string" table:style-name="ce1">
            <text:p>0119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59 <text:s text:c="18"/>STELLA ALPINA GEL E ALIM LTDA</text:p>
          </table:table-cell>
          <table:table-cell office:value-type="string" table:style-name="ce1">
            <text:p>0119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0 <text:s text:c="18"/>LUAR SUL IND E COM DE PROD ALIM LTDA</text:p>
          </table:table-cell>
          <table:table-cell office:value-type="string" table:style-name="ce1">
            <text:p>0119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1 <text:s text:c="18"/>MACRODOCE COM DE ALIMENTOS LTDA</text:p>
          </table:table-cell>
          <table:table-cell office:value-type="string" table:style-name="ce1">
            <text:p>012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2 <text:s text:c="18"/>BRF - BRASIL FOODS S/A</text:p>
          </table:table-cell>
          <table:table-cell office:value-type="string" table:style-name="ce1">
            <text:p>012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3 <text:s text:c="18"/>SUPRIMAXXI IND COM ARTEF PAPEL LTDA</text:p>
          </table:table-cell>
          <table:table-cell office:value-type="string" table:style-name="ce1">
            <text:p>012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4 <text:s text:c="18"/>DISTEC MAQ E MOVEIS P/ESCRIT LTDA</text:p>
          </table:table-cell>
          <table:table-cell office:value-type="string" table:style-name="ce1">
            <text:p>012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5 <text:s text:c="18"/>PERTE DISTR DE ALIMENTOS LTDA</text:p>
          </table:table-cell>
          <table:table-cell office:value-type="string" table:style-name="ce1">
            <text:p>012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6 <text:s text:c="18"/>MASSAS E BISCOITOS SCATOLIN LTDA</text:p>
          </table:table-cell>
          <table:table-cell office:value-type="string" table:style-name="ce1">
            <text:p>012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8 <text:s text:c="18"/>MARIA JUCARA MORAES DA SILVA</text:p>
          </table:table-cell>
          <table:table-cell office:value-type="string" table:style-name="ce1">
            <text:p>012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69 <text:s text:c="18"/>JOHANN ALIMENTOS LTDA</text:p>
          </table:table-cell>
          <table:table-cell office:value-type="string" table:style-name="ce1">
            <text:p>0120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0 <text:s text:c="18"/>ZIMMER FOODS COM. DE ALIMENTOS LTDA</text:p>
          </table:table-cell>
          <table:table-cell office:value-type="string" table:style-name="ce1">
            <text:p>012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1 <text:s text:c="18"/>SENAR COM. PROD. ALIMENTICIOS LTDA</text:p>
          </table:table-cell>
          <table:table-cell office:value-type="string" table:style-name="ce1">
            <text:p>012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2 <text:s text:c="18"/>DIST DE BEBIDAS MARMITT LTDA</text:p>
          </table:table-cell>
          <table:table-cell office:value-type="string" table:style-name="ce1">
            <text:p>0121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3 <text:s text:c="18"/>DINAMICA REAL DIST. PROD. ALIMENT. LTDA</text:p>
          </table:table-cell>
          <table:table-cell office:value-type="string" table:style-name="ce1">
            <text:p>0121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4 <text:s text:c="18"/>BEBIDAS FRUKI S.A</text:p>
          </table:table-cell>
          <table:table-cell office:value-type="string" table:style-name="ce1">
            <text:p>0121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5 <text:s text:c="18"/>MARISA RIBOLI E CIA LTDA</text:p>
          </table:table-cell>
          <table:table-cell office:value-type="string" table:style-name="ce1">
            <text:p>0121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6 <text:s text:c="18"/>FLEXSUL DISTRIBUIDORA LTDA</text:p>
          </table:table-cell>
          <table:table-cell office:value-type="string" table:style-name="ce1">
            <text:p>0121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7 <text:s text:c="18"/>MATHEUS GIORDANI E CIA LTDA - ME</text:p>
          </table:table-cell>
          <table:table-cell office:value-type="string" table:style-name="ce1">
            <text:p>012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8 <text:s text:c="18"/>FOCATTO DISTR. DE ALIMENTOS LTDA</text:p>
          </table:table-cell>
          <table:table-cell office:value-type="string" table:style-name="ce1">
            <text:p>012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79 <text:s text:c="18"/>NOVO MIX DIST. DE PR. ALIMENT. LTDA</text:p>
          </table:table-cell>
          <table:table-cell office:value-type="string" table:style-name="ce1">
            <text:p>012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0 <text:s text:c="18"/>LATICINIOS FRIZZO LTDA</text:p>
          </table:table-cell>
          <table:table-cell office:value-type="string" table:style-name="ce1">
            <text:p>012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1 <text:s text:c="18"/>KATIANA RAQUEL COLOMBO</text:p>
          </table:table-cell>
          <table:table-cell office:value-type="string" table:style-name="ce1">
            <text:p>012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2 <text:s text:c="18"/>COMPANHIA ULTRAGAZ SA</text:p>
          </table:table-cell>
          <table:table-cell office:value-type="string" table:style-name="ce1">
            <text:p>0122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3 <text:s text:c="18"/>SPADER DISTR. DE ALIMENTOS LTDA</text:p>
          </table:table-cell>
          <table:table-cell office:value-type="string" table:style-name="ce1">
            <text:p>0122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4 <text:s text:c="18"/>EVOPEL BOBINAS TERMICAS LTDA</text:p>
          </table:table-cell>
          <table:table-cell office:value-type="string" table:style-name="ce1">
            <text:p>0122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5 <text:s text:c="18"/>AMBEV S.A.</text:p>
          </table:table-cell>
          <table:table-cell office:value-type="string" table:style-name="ce1">
            <text:p>0122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1.1.86 <text:s text:c="18"/>PEGON IND. E COM. DE EMB. LTDA</text:p>
          </table:table-cell>
          <table:table-cell office:value-type="string" table:style-name="ce1">
            <text:p>0122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 <text:s text:c="19"/>OBRIGAÇÕES A RECOLHER</text:p>
          </table:table-cell>
          <table:table-cell office:value-type="string" table:style-name="ce1">
            <text:p>0020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 <text:s text:c="19"/>OBRIGAÇÕES TRIBUTARIAS A RECOLHER</text:p>
          </table:table-cell>
          <table:table-cell office:value-type="string" table:style-name="ce1">
            <text:p>00204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1 <text:s text:c="19"/>ICMS A RECOLHER</text:p>
          </table:table-cell>
          <table:table-cell office:value-type="string" table:style-name="ce1">
            <text:p>002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2 <text:s text:c="19"/>IRRF A RECOLHER</text:p>
          </table:table-cell>
          <table:table-cell office:value-type="string" table:style-name="ce1">
            <text:p>0020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3 <text:s text:c="19"/>ISSQN A RECOLHER</text:p>
          </table:table-cell>
          <table:table-cell office:value-type="string" table:style-name="ce1">
            <text:p>002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4 <text:s text:c="19"/>RET. LEI 10233/03 A RECOLHER</text:p>
          </table:table-cell>
          <table:table-cell office:value-type="string" table:style-name="ce1">
            <text:p>002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5 <text:s text:c="19"/>SIMPLES A RECOLHER</text:p>
          </table:table-cell>
          <table:table-cell office:value-type="string" table:style-name="ce1">
            <text:p>002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6 <text:s text:c="19"/>COFINS A RECOLHER</text:p>
          </table:table-cell>
          <table:table-cell office:value-type="string" table:style-name="ce1">
            <text:p>0026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1.7 <text:s text:c="19"/>PIS A RECOLHER</text:p>
          </table:table-cell>
          <table:table-cell office:value-type="string" table:style-name="ce1">
            <text:p>0026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 <text:s text:c="19"/>OBRIGAÇÕES TRABALHISTAS A PAGAR</text:p>
          </table:table-cell>
          <table:table-cell office:value-type="string" table:style-name="ce1">
            <text:p>0022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 <text:s text:c="19"/>SALARIOS A PAGAR</text:p>
          </table:table-cell>
          <table:table-cell office:value-type="string" table:style-name="ce1">
            <text:p>0022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2 <text:s text:c="19"/>13§ SALARIO A PAGAR</text:p>
          </table:table-cell>
          <table:table-cell office:value-type="string" table:style-name="ce1">
            <text:p>0022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3 <text:s text:c="19"/>FERIAS NORMAIS A PAGAR</text:p>
          </table:table-cell>
          <table:table-cell office:value-type="string" table:style-name="ce1">
            <text:p>0022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4 <text:s text:c="19"/>1/3 FERIAS A PAGAR</text:p>
          </table:table-cell>
          <table:table-cell office:value-type="string" table:style-name="ce1">
            <text:p>0022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5 <text:s text:c="19"/>ABONO FERIAS A PAGAR</text:p>
          </table:table-cell>
          <table:table-cell office:value-type="string" table:style-name="ce1">
            <text:p>0022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6 <text:s text:c="19"/>FERIAS VENCIDAS A PAGAR</text:p>
          </table:table-cell>
          <table:table-cell office:value-type="string" table:style-name="ce1">
            <text:p>0022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7 <text:s text:c="19"/>FERIAS INDENIZADAS A PAGAR</text:p>
          </table:table-cell>
          <table:table-cell office:value-type="string" table:style-name="ce1">
            <text:p>0022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8 <text:s text:c="19"/>FERIAS PROPORCIONAIS A PAGAR</text:p>
          </table:table-cell>
          <table:table-cell office:value-type="string" table:style-name="ce1">
            <text:p>0022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9 <text:s text:c="19"/>AVISO PREVIO A PAGAR</text:p>
          </table:table-cell>
          <table:table-cell office:value-type="string" table:style-name="ce1">
            <text:p>0022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0 <text:s text:c="18"/>AVISO PREVIO INDENIZADO A PAGAR</text:p>
          </table:table-cell>
          <table:table-cell office:value-type="string" table:style-name="ce1">
            <text:p>0023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1 <text:s text:c="18"/>SALARIO FAMILIA A PAGAR</text:p>
          </table:table-cell>
          <table:table-cell office:value-type="string" table:style-name="ce1">
            <text:p>0023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2 <text:s text:c="18"/>DISSIDIO SALARIAL A PAGAR</text:p>
          </table:table-cell>
          <table:table-cell office:value-type="string" table:style-name="ce1">
            <text:p>002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3 <text:s text:c="18"/>CONTR SINDICAL EMPR.A PAGAR</text:p>
          </table:table-cell>
          <table:table-cell office:value-type="string" table:style-name="ce1">
            <text:p>0023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2.14 <text:s text:c="18"/>CONTR. ASSISTENCIAL A PAGAR</text:p>
          </table:table-cell>
          <table:table-cell office:value-type="string" table:style-name="ce1">
            <text:p>0023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 <text:s text:c="19"/>OBRIGAÇÕES PREVIDENCIARIAS A RECOLHER</text:p>
          </table:table-cell>
          <table:table-cell office:value-type="string" table:style-name="ce1">
            <text:p>002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 <text:s text:c="19"/>INSS SOCIOS A RECOLHER</text:p>
          </table:table-cell>
          <table:table-cell office:value-type="string" table:style-name="ce1">
            <text:p>0025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2 <text:s text:c="19"/>INSS A RECOLHER</text:p>
          </table:table-cell>
          <table:table-cell office:value-type="string" table:style-name="ce1">
            <text:p>002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3 <text:s text:c="19"/>INSS S/PRO-LABORE A RECOLHER</text:p>
          </table:table-cell>
          <table:table-cell office:value-type="string" table:style-name="ce1">
            <text:p>0025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4 <text:s text:c="19"/>INSS S/FERIAS A RECOLHER</text:p>
          </table:table-cell>
          <table:table-cell office:value-type="string" table:style-name="ce1">
            <text:p>0025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5 <text:s text:c="19"/>INSS S/FERIAS VENCIDAS A RECOLHER</text:p>
          </table:table-cell>
          <table:table-cell office:value-type="string" table:style-name="ce1">
            <text:p>002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6 <text:s text:c="19"/>INSS S/FERIAS INDENIZADAS A RECOLHER</text:p>
          </table:table-cell>
          <table:table-cell office:value-type="string" table:style-name="ce1">
            <text:p>002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7 <text:s text:c="19"/>INSS S/FERIAS PROPORCIONAIS A RECOLHER</text:p>
          </table:table-cell>
          <table:table-cell office:value-type="string" table:style-name="ce1">
            <text:p>0025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8 <text:s text:c="19"/>INSS S/13º A RECOLHER</text:p>
          </table:table-cell>
          <table:table-cell office:value-type="string" table:style-name="ce1">
            <text:p>0025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9 <text:s text:c="19"/>INSS S/AUTONOMOS A RECOLHER</text:p>
          </table:table-cell>
          <table:table-cell office:value-type="string" table:style-name="ce1">
            <text:p>0025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0 <text:s text:c="18"/>FGTS A RECOLHER</text:p>
          </table:table-cell>
          <table:table-cell office:value-type="string" table:style-name="ce1">
            <text:p>0026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1 <text:s text:c="18"/>FGTS S/13§ SALARIOS A RECOLHER</text:p>
          </table:table-cell>
          <table:table-cell office:value-type="string" table:style-name="ce1">
            <text:p>002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2 <text:s text:c="18"/>FGTS S/FERIAS A RECOLHER</text:p>
          </table:table-cell>
          <table:table-cell office:value-type="string" table:style-name="ce1">
            <text:p>002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3 <text:s text:c="18"/>INSS S/FERIAS A RECOLHER</text:p>
          </table:table-cell>
          <table:table-cell office:value-type="string" table:style-name="ce1">
            <text:p>002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4 <text:s text:c="18"/>FGTS S/FERIAS VENCIDAS A RECOLHER</text:p>
          </table:table-cell>
          <table:table-cell office:value-type="string" table:style-name="ce1">
            <text:p>0026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5 <text:s text:c="18"/>FGTS S/FERIAS PROPORCIONAIS A RECOLHER</text:p>
          </table:table-cell>
          <table:table-cell office:value-type="string" table:style-name="ce1">
            <text:p>0026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8 <text:s text:c="18"/>SAT A RECOLHER</text:p>
          </table:table-cell>
          <table:table-cell office:value-type="string" table:style-name="ce1">
            <text:p>0027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19 <text:s text:c="18"/>SAL.EDUCAÇÃO A RECOLHER</text:p>
          </table:table-cell>
          <table:table-cell office:value-type="string" table:style-name="ce1">
            <text:p>0027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20 <text:s text:c="18"/>CTA</text:p>
          </table:table-cell>
          <table:table-cell office:value-type="string" table:style-name="ce1">
            <text:p>002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3.21 <text:s text:c="18"/>CTA</text:p>
          </table:table-cell>
          <table:table-cell office:value-type="string" table:style-name="ce1">
            <text:p>0027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4 <text:s text:c="19"/>PROVISÕES A RECOLHER</text:p>
          </table:table-cell>
          <table:table-cell office:value-type="string" table:style-name="ce1">
            <text:p>0029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4.1 <text:s text:c="19"/>PROVISOES P/IR A RECOLHER</text:p>
          </table:table-cell>
          <table:table-cell office:value-type="string" table:style-name="ce1">
            <text:p>0029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4.2 <text:s text:c="19"/>CONTR SOCIAL LEI 7679 A RECOLHER</text:p>
          </table:table-cell>
          <table:table-cell office:value-type="string" table:style-name="ce1">
            <text:p>0029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4.3 <text:s text:c="19"/>ADICIONAL DO IR EST A RECOLHER</text:p>
          </table:table-cell>
          <table:table-cell office:value-type="string" table:style-name="ce1">
            <text:p>0029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4.4 <text:s text:c="19"/>IR S/LUCRO LIQUIDO</text:p>
          </table:table-cell>
          <table:table-cell office:value-type="string" table:style-name="ce1">
            <text:p>0029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 <text:s text:c="19"/>OUTROS DEBITOS OPERACIONAIS</text:p>
          </table:table-cell>
          <table:table-cell office:value-type="string" table:style-name="ce1">
            <text:p>0030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.1 <text:s text:c="19"/>CONSUMO DE AGUA E LUZ A PAGAR</text:p>
          </table:table-cell>
          <table:table-cell office:value-type="string" table:style-name="ce1">
            <text:p>003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.2 <text:s text:c="19"/>ALUGUEL A PAGAR</text:p>
          </table:table-cell>
          <table:table-cell office:value-type="string" table:style-name="ce1">
            <text:p>003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.3 <text:s text:c="19"/>HONORARIOS A PAGAR</text:p>
          </table:table-cell>
          <table:table-cell office:value-type="string" table:style-name="ce1">
            <text:p>003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.4 <text:s text:c="19"/>COMISSÕES A PAGAR</text:p>
          </table:table-cell>
          <table:table-cell office:value-type="string" table:style-name="ce1">
            <text:p>003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5.5 <text:s text:c="19"/>CREDORES DIVERSOS</text:p>
          </table:table-cell>
          <table:table-cell office:value-type="string" table:style-name="ce1">
            <text:p>003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 <text:s text:c="19"/>DEBITOS DE FINANCIAMENTO</text:p>
          </table:table-cell>
          <table:table-cell office:value-type="string" table:style-name="ce1">
            <text:p>0031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1 <text:s text:c="19"/>CHEQUE CAIXA ECON FEDERAL</text:p>
          </table:table-cell>
          <table:table-cell office:value-type="string" table:style-name="ce1">
            <text:p>0031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2 <text:s text:c="19"/>FINANCIAMENTO DO CAPITAL DE GIRO</text:p>
          </table:table-cell>
          <table:table-cell office:value-type="string" table:style-name="ce1">
            <text:p>0031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3 <text:s text:c="19"/>CH ESPECIAL MERIDIONAL DO BRASIL S/A</text:p>
          </table:table-cell>
          <table:table-cell office:value-type="string" table:style-name="ce1">
            <text:p>0076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4 <text:s text:c="19"/>BANCO BRADESCO CAP GIRO</text:p>
          </table:table-cell>
          <table:table-cell office:value-type="string" table:style-name="ce1">
            <text:p>0077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5 <text:s text:c="19"/>BANRISUL BBH</text:p>
          </table:table-cell>
          <table:table-cell office:value-type="string" table:style-name="ce1">
            <text:p>0077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6.6 <text:s text:c="19"/>BANCO SANTANDER</text:p>
          </table:table-cell>
          <table:table-cell office:value-type="string" table:style-name="ce1">
            <text:p>007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7 <text:s text:c="19"/>SOCIOS C/EMPRESTIMO</text:p>
          </table:table-cell>
          <table:table-cell office:value-type="string" table:style-name="ce1">
            <text:p>0031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7.1 <text:s text:c="19"/>EMERSON ALCIONE SCHERER C/EMPR</text:p>
          </table:table-cell>
          <table:table-cell office:value-type="string" table:style-name="ce1">
            <text:p>003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7.2 <text:s text:c="19"/>ROSA</text:p>
          </table:table-cell>
          <table:table-cell office:value-type="string" table:style-name="ce1">
            <text:p>003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8 <text:s text:c="19"/>SOCIOS C/PARTICULAR</text:p>
          </table:table-cell>
          <table:table-cell office:value-type="string" table:style-name="ce1">
            <text:p>0032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8.1 <text:s text:c="19"/>DOUGLAS THESSING DA SILVA C/PART.</text:p>
          </table:table-cell>
          <table:table-cell office:value-type="string" table:style-name="ce1">
            <text:p>0032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8.2 <text:s text:c="19"/>ROSA</text:p>
          </table:table-cell>
          <table:table-cell office:value-type="string" table:style-name="ce1">
            <text:p>0032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9 <text:s text:c="19"/>VALORES RECEBIDOS ANTECIPADAMENTE</text:p>
          </table:table-cell>
          <table:table-cell office:value-type="string" table:style-name="ce1">
            <text:p>0030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1.2.9.1 <text:s text:c="19"/>ADIANTAMENTO DE CLIENTES</text:p>
          </table:table-cell>
          <table:table-cell office:value-type="string" table:style-name="ce1">
            <text:p>003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 <text:s text:c="19"/>PASSIVO NÃO CIRCULANTE</text:p>
          </table:table-cell>
          <table:table-cell office:value-type="string" table:style-name="ce1">
            <text:p>003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 <text:s text:c="19"/>EXIGIVEL A LONGO PRAZO</text:p>
          </table:table-cell>
          <table:table-cell office:value-type="string" table:style-name="ce1">
            <text:p>0035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1 <text:s text:c="19"/>BANCOS E FINANCIAMENTOS</text:p>
          </table:table-cell>
          <table:table-cell office:value-type="string" table:style-name="ce1">
            <text:p>0035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1.1 <text:s text:c="19"/>CEF</text:p>
          </table:table-cell>
          <table:table-cell office:value-type="string" table:style-name="ce1">
            <text:p>0035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1.2 <text:s text:c="19"/>PARCELAMENTOS</text:p>
          </table:table-cell>
          <table:table-cell office:value-type="string" table:style-name="ce1">
            <text:p>00354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 <text:s text:c="19"/>RECEITAS DIFERIDAS</text:p>
          </table:table-cell>
          <table:table-cell office:value-type="string" table:style-name="ce1">
            <text:p>0035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1 <text:s text:c="19"/>RECEITAS DIFERIDAS</text:p>
          </table:table-cell>
          <table:table-cell office:value-type="string" table:style-name="ce1">
            <text:p>0035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1.2 <text:s text:c="19"/>RECEITAS A REALIZAR</text:p>
          </table:table-cell>
          <table:table-cell office:value-type="string" table:style-name="ce1">
            <text:p>0035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2 <text:s text:c="19"/>CUSTOS DIFERIDOS</text:p>
          </table:table-cell>
          <table:table-cell office:value-type="string" table:style-name="ce1">
            <text:p>0035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2.1 <text:s text:c="19"/>CUSTOS DIFERIDOS</text:p>
          </table:table-cell>
          <table:table-cell office:value-type="string" table:style-name="ce1">
            <text:p>004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3 <text:s text:c="19"/>DESPESAS DIFERIDAS</text:p>
          </table:table-cell>
          <table:table-cell office:value-type="string" table:style-name="ce1">
            <text:p>0036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2.3.3.1 <text:s text:c="19"/>DESPESAS DIFERIDAS</text:p>
          </table:table-cell>
          <table:table-cell office:value-type="string" table:style-name="ce1">
            <text:p>003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 <text:s text:c="19"/>PATRIMÔNIO LIQUIDO</text:p>
          </table:table-cell>
          <table:table-cell office:value-type="string" table:style-name="ce1">
            <text:p>0037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 <text:s text:c="19"/>CAPITAL SOCIAL</text:p>
          </table:table-cell>
          <table:table-cell office:value-type="string" table:style-name="ce1">
            <text:p>0037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.1 <text:s text:c="19"/>CAPITAL SOCIAL REALIZADO</text:p>
          </table:table-cell>
          <table:table-cell office:value-type="string" table:style-name="ce1">
            <text:p>0037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.1.1 <text:s text:c="19"/>DOUGLAS THESSING DA SILVA</text:p>
          </table:table-cell>
          <table:table-cell office:value-type="string" table:style-name="ce1">
            <text:p>0037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.2 <text:s text:c="19"/>(-) CAPITAL SOCIAL A INTEGRALIZAR</text:p>
          </table:table-cell>
          <table:table-cell office:value-type="string" table:style-name="ce1">
            <text:p>00377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1.2.1 <text:s text:c="19"/>EMERSON ALCIONE SCHERER CAP.SOC.A INTEGR.</text:p>
          </table:table-cell>
          <table:table-cell office:value-type="string" table:style-name="ce1">
            <text:p>0037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 <text:s text:c="19"/>RESERVAS</text:p>
          </table:table-cell>
          <table:table-cell office:value-type="string" table:style-name="ce1">
            <text:p>0038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1 <text:s text:c="19"/>RESERVAS DE CAPITAL</text:p>
          </table:table-cell>
          <table:table-cell office:value-type="string" table:style-name="ce1">
            <text:p>0038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1.1 <text:s text:c="19"/>RESERVA DE CORREÇÃO DO CAPITAL REALIZADO</text:p>
          </table:table-cell>
          <table:table-cell office:value-type="string" table:style-name="ce1">
            <text:p>0048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2 <text:s text:c="19"/>AJUSTE <text:s/>DE AVALIAÇÃO PATRIMONIAL</text:p>
          </table:table-cell>
          <table:table-cell office:value-type="string" table:style-name="ce1">
            <text:p>0048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2.1 <text:s text:c="19"/>AJUSTE <text:s/>AS NORMAS INTERN CONTABIL</text:p>
          </table:table-cell>
          <table:table-cell office:value-type="string" table:style-name="ce1">
            <text:p>0048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 <text:s text:c="19"/>RESERVAS DE LUCROS</text:p>
          </table:table-cell>
          <table:table-cell office:value-type="string" table:style-name="ce1">
            <text:p>00389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1 <text:s text:c="19"/>RESERVAS P/AUMENTO DO CAPITAL</text:p>
          </table:table-cell>
          <table:table-cell office:value-type="string" table:style-name="ce1">
            <text:p>0038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2 <text:s text:c="19"/>RESERVA DE CAPITAL</text:p>
          </table:table-cell>
          <table:table-cell office:value-type="string" table:style-name="ce1">
            <text:p>004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3 <text:s text:c="19"/>RESERVAS <text:s/>DE LUCROS</text:p>
          </table:table-cell>
          <table:table-cell office:value-type="string" table:style-name="ce1">
            <text:p>004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5 <text:s text:c="19"/>RESERVAS DE INCENTIVOS FISCAIS</text:p>
          </table:table-cell>
          <table:table-cell office:value-type="string" table:style-name="ce1">
            <text:p>0038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6 <text:s text:c="19"/>RESERVAS DE REAVALIAÇÃO</text:p>
          </table:table-cell>
          <table:table-cell office:value-type="string" table:style-name="ce1">
            <text:p>0039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3.7 <text:s text:c="19"/>OUTRAS RESERVAS</text:p>
          </table:table-cell>
          <table:table-cell office:value-type="string" table:style-name="ce1">
            <text:p>004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4 <text:s text:c="19"/>LUCROS OU PREJUIZOS ACUMULADOS</text:p>
          </table:table-cell>
          <table:table-cell office:value-type="string" table:style-name="ce1">
            <text:p>0039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4.1 <text:s text:c="19"/>LUCROS ACUMULADOS</text:p>
          </table:table-cell>
          <table:table-cell office:value-type="string" table:style-name="ce1">
            <text:p>0039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4.2 <text:s text:c="19"/>PREJUIZOS ACUMULADOS</text:p>
          </table:table-cell>
          <table:table-cell office:value-type="string" table:style-name="ce1">
            <text:p>0039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4.3 <text:s text:c="19"/>PREJUIZOS DO EXERCICIO</text:p>
          </table:table-cell>
          <table:table-cell office:value-type="string" table:style-name="ce1">
            <text:p>0039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.4.2.4.4 <text:s text:c="19"/>LUCRO DO EXERCICIO</text:p>
          </table:table-cell>
          <table:table-cell office:value-type="string" table:style-name="ce1">
            <text:p>0039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 <text:s text:c="19"/>RESULTADO OPERACIONAL LIQUIDO</text:p>
          </table:table-cell>
          <table:table-cell office:value-type="string" table:style-name="ce1">
            <text:p>004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 <text:s text:c="19"/>RECEITA OPERACIONAL LIQUIDA</text:p>
          </table:table-cell>
          <table:table-cell office:value-type="string" table:style-name="ce1">
            <text:p>0045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 <text:s text:c="19"/>VENDAS OPERACIONAIS BRUTAS</text:p>
          </table:table-cell>
          <table:table-cell office:value-type="string" table:style-name="ce1">
            <text:p>0045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.1 <text:s text:c="19"/>RECEITA DE VENDAS MATRIZ</text:p>
          </table:table-cell>
          <table:table-cell office:value-type="string" table:style-name="ce1">
            <text:p>006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.3 <text:s text:c="19"/>RECEITA DE VENDAS FILIAL</text:p>
          </table:table-cell>
          <table:table-cell office:value-type="string" table:style-name="ce1">
            <text:p>004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1.4 <text:s text:c="19"/>RECEITA DE SERVIÇOS</text:p>
          </table:table-cell>
          <table:table-cell office:value-type="string" table:style-name="ce1">
            <text:p>006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 <text:s text:c="19"/>(-) DEDUÇÕES DAS RECEITAS</text:p>
          </table:table-cell>
          <table:table-cell office:value-type="string" table:style-name="ce1">
            <text:p>0046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.1 <text:s text:c="19"/>(-) ICMS S/VENDAS</text:p>
          </table:table-cell>
          <table:table-cell office:value-type="string" table:style-name="ce1">
            <text:p>004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.2 <text:s text:c="19"/>(-) PIS</text:p>
          </table:table-cell>
          <table:table-cell office:value-type="string" table:style-name="ce1">
            <text:p>004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.3 <text:s text:c="19"/>(-) ISSQN</text:p>
          </table:table-cell>
          <table:table-cell office:value-type="string" table:style-name="ce1">
            <text:p>004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.4 <text:s text:c="19"/>(-) COFINS</text:p>
          </table:table-cell>
          <table:table-cell office:value-type="string" table:style-name="ce1">
            <text:p>0046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1.2.5 <text:s text:c="19"/>(-) SIMPLES</text:p>
          </table:table-cell>
          <table:table-cell office:value-type="string" table:style-name="ce1">
            <text:p>0046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2 <text:s text:c="19"/>TRANSF.P/APURAÇÃO DO RESULTADO</text:p>
          </table:table-cell>
          <table:table-cell office:value-type="string" table:style-name="ce1">
            <text:p>0047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2.1 <text:s text:c="19"/>TRANSF.P/APURAÇÃO DO RESULTADO</text:p>
          </table:table-cell>
          <table:table-cell office:value-type="string" table:style-name="ce1">
            <text:p>0047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2.1.1 <text:s text:c="19"/>TRANSF.P/APURAÇÃO DO RESULTADO</text:p>
          </table:table-cell>
          <table:table-cell office:value-type="string" table:style-name="ce1">
            <text:p>004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 <text:s text:c="19"/>CUSTOS E DESPESAS</text:p>
          </table:table-cell>
          <table:table-cell office:value-type="string" table:style-name="ce1">
            <text:p>0049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 <text:s text:c="19"/>CUSTO DOS SERVIÇOS</text:p>
          </table:table-cell>
          <table:table-cell office:value-type="string" table:style-name="ce1">
            <text:p>0049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 <text:s text:c="19"/>CUSTO DAS MERCADORIAS E SERVIÇOS<text:s/></text:p>
          </table:table-cell>
          <table:table-cell office:value-type="string" table:style-name="ce1">
            <text:p>0049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1 <text:s text:c="19"/>SERVIÇOS DE TERCEIROS</text:p>
          </table:table-cell>
          <table:table-cell office:value-type="string" table:style-name="ce1">
            <text:p>0049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2 <text:s text:c="19"/>EMBALAGENS</text:p>
          </table:table-cell>
          <table:table-cell office:value-type="string" table:style-name="ce1">
            <text:p>005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3 <text:s text:c="19"/>COMPRAS A VISTA</text:p>
          </table:table-cell>
          <table:table-cell office:value-type="string" table:style-name="ce1">
            <text:p>005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4 <text:s text:c="19"/>COMPRAS A PRAZO</text:p>
          </table:table-cell>
          <table:table-cell office:value-type="string" table:style-name="ce1">
            <text:p>005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5 <text:s text:c="19"/>FRETES, CARRETOS E DESPACHOS</text:p>
          </table:table-cell>
          <table:table-cell office:value-type="string" table:style-name="ce1">
            <text:p>005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6 <text:s text:c="19"/>(-) ICMS S/COMPRAS</text:p>
          </table:table-cell>
          <table:table-cell office:value-type="string" table:style-name="ce1">
            <text:p>005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7 <text:s text:c="19"/>(-) ICMS S/FRETES</text:p>
          </table:table-cell>
          <table:table-cell office:value-type="string" table:style-name="ce1">
            <text:p>0050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8 <text:s text:c="19"/>(-) DEVOLUÇÕES DE COMPRAS</text:p>
          </table:table-cell>
          <table:table-cell office:value-type="string" table:style-name="ce1">
            <text:p>005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1.9 <text:s text:c="19"/>APURAÇÃO DE ESTOQUES</text:p>
          </table:table-cell>
          <table:table-cell office:value-type="string" table:style-name="ce1">
            <text:p>0050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 <text:s text:c="19"/>DESPESAS COMERCIAL</text:p>
          </table:table-cell>
          <table:table-cell office:value-type="string" table:style-name="ce1">
            <text:p>0052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 <text:s text:c="19"/>DESPESA C/PESSOAL</text:p>
          </table:table-cell>
          <table:table-cell office:value-type="string" table:style-name="ce1">
            <text:p>0052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 <text:s text:c="19"/>SALARIOS</text:p>
          </table:table-cell>
          <table:table-cell office:value-type="string" table:style-name="ce1">
            <text:p>0056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 <text:s text:c="19"/>ABONO SALARIAL</text:p>
          </table:table-cell>
          <table:table-cell office:value-type="string" table:style-name="ce1">
            <text:p>005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4 <text:s text:c="19"/>ADICIONAL NOTURNO</text:p>
          </table:table-cell>
          <table:table-cell office:value-type="string" table:style-name="ce1">
            <text:p>005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5 <text:s text:c="19"/>AUXILIO CRECHE</text:p>
          </table:table-cell>
          <table:table-cell office:value-type="string" table:style-name="ce1">
            <text:p>0056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6 <text:s text:c="19"/>ABONO DE FERIAS</text:p>
          </table:table-cell>
          <table:table-cell office:value-type="string" table:style-name="ce1">
            <text:p>0052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7 <text:s text:c="19"/>AVISO PREVIO</text:p>
          </table:table-cell>
          <table:table-cell office:value-type="string" table:style-name="ce1">
            <text:p>0058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8 <text:s text:c="19"/>AVISO PREVIO INDENIZADO</text:p>
          </table:table-cell>
          <table:table-cell office:value-type="string" table:style-name="ce1">
            <text:p>0058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9 <text:s text:c="19"/>CONTRIBUIÇÃO FGTS</text:p>
          </table:table-cell>
          <table:table-cell office:value-type="string" table:style-name="ce1">
            <text:p>0057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0 <text:s text:c="18"/>DISSIDIO SALARIAL</text:p>
          </table:table-cell>
          <table:table-cell office:value-type="string" table:style-name="ce1">
            <text:p>0053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1 <text:s text:c="18"/>DESPESAS C/FARMACIA</text:p>
          </table:table-cell>
          <table:table-cell office:value-type="string" table:style-name="ce1">
            <text:p>0053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2 <text:s text:c="18"/>13º SALARIO</text:p>
          </table:table-cell>
          <table:table-cell office:value-type="string" table:style-name="ce1">
            <text:p>0058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4 <text:s text:c="18"/>FERIAS</text:p>
          </table:table-cell>
          <table:table-cell office:value-type="string" table:style-name="ce1">
            <text:p>0056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5 <text:s text:c="18"/>FERIAS VENCIDAS</text:p>
          </table:table-cell>
          <table:table-cell office:value-type="string" table:style-name="ce1">
            <text:p>0056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6 <text:s text:c="18"/>FERIAS INDENIZADAS</text:p>
          </table:table-cell>
          <table:table-cell office:value-type="string" table:style-name="ce1">
            <text:p>0057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7 <text:s text:c="18"/>FERIAS PROPORCIONAIS</text:p>
          </table:table-cell>
          <table:table-cell office:value-type="string" table:style-name="ce1">
            <text:p>0057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8 <text:s text:c="18"/>1/3 FERIAS</text:p>
          </table:table-cell>
          <table:table-cell office:value-type="string" table:style-name="ce1">
            <text:p>005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19 <text:s text:c="18"/>FGTS S/13º SALARIO</text:p>
          </table:table-cell>
          <table:table-cell office:value-type="string" table:style-name="ce1">
            <text:p>0057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0 <text:s text:c="18"/>FGTS S/FERIAS + 1/3 DE FERIAS</text:p>
          </table:table-cell>
          <table:table-cell office:value-type="string" table:style-name="ce1">
            <text:p>0057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2 <text:s text:c="18"/>FGTS S/FERIAS VENCIDAS</text:p>
          </table:table-cell>
          <table:table-cell office:value-type="string" table:style-name="ce1">
            <text:p>0057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3 <text:s text:c="18"/>FGTS S/FERIAS INDENIZADAS</text:p>
          </table:table-cell>
          <table:table-cell office:value-type="string" table:style-name="ce1">
            <text:p>0057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4 <text:s text:c="18"/>FGTS S/FERIAS PROPORCIONAIS</text:p>
          </table:table-cell>
          <table:table-cell office:value-type="string" table:style-name="ce1">
            <text:p>0057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5 <text:s text:c="18"/>FGTS RESCISÓRIO</text:p>
          </table:table-cell>
          <table:table-cell office:value-type="string" table:style-name="ce1">
            <text:p>0057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6 <text:s text:c="18"/>INSALUBRIDADE</text:p>
          </table:table-cell>
          <table:table-cell office:value-type="string" table:style-name="ce1">
            <text:p>0053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7 <text:s text:c="18"/>INDENIZAÇÕES TRABALHISTAS</text:p>
          </table:table-cell>
          <table:table-cell office:value-type="string" table:style-name="ce1">
            <text:p>0056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8 <text:s text:c="18"/>INSS S/PRO-LABORE</text:p>
          </table:table-cell>
          <table:table-cell office:value-type="string" table:style-name="ce1">
            <text:p>0058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29 <text:s text:c="18"/>INSS SOCIOS</text:p>
          </table:table-cell>
          <table:table-cell office:value-type="string" table:style-name="ce1">
            <text:p>0058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0 <text:s text:c="18"/>INSS S/SALARIOS</text:p>
          </table:table-cell>
          <table:table-cell office:value-type="string" table:style-name="ce1">
            <text:p>0058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1 <text:s text:c="18"/>INSS S/COMISSOES</text:p>
          </table:table-cell>
          <table:table-cell office:value-type="string" table:style-name="ce1">
            <text:p>0058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2 <text:s text:c="18"/>INSS S/FERIAS</text:p>
          </table:table-cell>
          <table:table-cell office:value-type="string" table:style-name="ce1">
            <text:p>0058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3 <text:s text:c="18"/>INSS S/FERIAS VENCIDAS</text:p>
          </table:table-cell>
          <table:table-cell office:value-type="string" table:style-name="ce1">
            <text:p>0058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4 <text:s text:c="18"/>INSS S/FERIAS PROPORCIONAIS</text:p>
          </table:table-cell>
          <table:table-cell office:value-type="string" table:style-name="ce1">
            <text:p>0058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5 <text:s text:c="18"/>INSS S/ 1/3 FERIAS</text:p>
          </table:table-cell>
          <table:table-cell office:value-type="string" table:style-name="ce1">
            <text:p>0059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6 <text:s text:c="18"/>INSS S/AUTONOMOS</text:p>
          </table:table-cell>
          <table:table-cell office:value-type="string" table:style-name="ce1">
            <text:p>0059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37 <text:s text:c="18"/>INSS S/13º SALARIOS</text:p>
          </table:table-cell>
          <table:table-cell office:value-type="string" table:style-name="ce1">
            <text:p>0059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42 <text:s text:c="18"/>PRO-LABORE</text:p>
          </table:table-cell>
          <table:table-cell office:value-type="string" table:style-name="ce1">
            <text:p>0055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43 <text:s text:c="18"/>PROCESSOS TRABALHISTAS</text:p>
          </table:table-cell>
          <table:table-cell office:value-type="string" table:style-name="ce1">
            <text:p>0053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46 <text:s text:c="18"/>RESCISÕES</text:p>
          </table:table-cell>
          <table:table-cell office:value-type="string" table:style-name="ce1">
            <text:p>0056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47 <text:s text:c="18"/>SAT</text:p>
          </table:table-cell>
          <table:table-cell office:value-type="string" table:style-name="ce1">
            <text:p>0056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50 <text:s text:c="18"/>VALE TRANSPORTE</text:p>
          </table:table-cell>
          <table:table-cell office:value-type="string" table:style-name="ce1">
            <text:p>0061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2.56 <text:s text:c="18"/>ASSISTENCIA MEDICA</text:p>
          </table:table-cell>
          <table:table-cell office:value-type="string" table:style-name="ce1">
            <text:p>0059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 <text:s text:c="19"/>DESPESAS GERAIS COMERCIAIS</text:p>
          </table:table-cell>
          <table:table-cell office:value-type="string" table:style-name="ce1">
            <text:p>01179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 <text:s text:c="19"/>ALUGUEL DE VEICULOS</text:p>
          </table:table-cell>
          <table:table-cell office:value-type="string" table:style-name="ce1">
            <text:p>0055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 <text:s text:c="19"/>ALUGUEL DE IMOVEIS</text:p>
          </table:table-cell>
          <table:table-cell office:value-type="string" table:style-name="ce1">
            <text:p>005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3 <text:s text:c="19"/>ALUGUEIS DE EQUIPAMENTOS</text:p>
          </table:table-cell>
          <table:table-cell office:value-type="string" table:style-name="ce1">
            <text:p>0076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 <text:s text:c="19"/>DESPESAS COM MATERIAL DE LIMPEZA</text:p>
          </table:table-cell>
          <table:table-cell office:value-type="string" table:style-name="ce1">
            <text:p>0059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 <text:s text:c="19"/>CONTR.ASSISTENCIAL E DISSIDIO PATRONAL</text:p>
          </table:table-cell>
          <table:table-cell office:value-type="string" table:style-name="ce1">
            <text:p>006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6 <text:s text:c="19"/>COMBUSTIVEIS E LUBRIFICANTES</text:p>
          </table:table-cell>
          <table:table-cell office:value-type="string" table:style-name="ce1">
            <text:p>0059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 <text:s text:c="19"/>CONSUMO DE AGUA E LUZ</text:p>
          </table:table-cell>
          <table:table-cell office:value-type="string" table:style-name="ce1">
            <text:p>006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8 <text:s text:c="19"/>CORREIOS E TELEGRAFOS</text:p>
          </table:table-cell>
          <table:table-cell office:value-type="string" table:style-name="ce1">
            <text:p>0052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9 <text:s text:c="19"/>CONTR SINDICAL PATRONAL</text:p>
          </table:table-cell>
          <table:table-cell office:value-type="string" table:style-name="ce1">
            <text:p>0055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1 <text:s text:c="18"/>COMISSÕES S/VENDAS</text:p>
          </table:table-cell>
          <table:table-cell office:value-type="string" table:style-name="ce1">
            <text:p>0052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3 <text:s text:c="18"/>DESP.MENSALID.SIND.EMPREGADOS</text:p>
          </table:table-cell>
          <table:table-cell office:value-type="string" table:style-name="ce1">
            <text:p>0061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4 <text:s text:c="18"/>DESPESAS C/INTERNET</text:p>
          </table:table-cell>
          <table:table-cell office:value-type="string" table:style-name="ce1">
            <text:p>006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5 <text:s text:c="18"/>DESP.C/PEDAGIO E ESTAC.</text:p>
          </table:table-cell>
          <table:table-cell office:value-type="string" table:style-name="ce1">
            <text:p>0054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6 <text:s text:c="18"/>DESPESAS LEGAIS E JUDICIAIS</text:p>
          </table:table-cell>
          <table:table-cell office:value-type="string" table:style-name="ce1">
            <text:p>0055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7 <text:s text:c="18"/>DESPESAS DIVERSAS</text:p>
          </table:table-cell>
          <table:table-cell office:value-type="string" table:style-name="ce1">
            <text:p>006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18 <text:s text:c="18"/>DESPESAS C/ALIMENTACAO</text:p>
          </table:table-cell>
          <table:table-cell office:value-type="string" table:style-name="ce1">
            <text:p>0076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2 <text:s text:c="18"/>ENCARGOS DE DEPRECIAÇÃO</text:p>
          </table:table-cell>
          <table:table-cell office:value-type="string" table:style-name="ce1">
            <text:p>006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3 <text:s text:c="18"/>HONORARIOS PROFISSIONAIS</text:p>
          </table:table-cell>
          <table:table-cell office:value-type="string" table:style-name="ce1">
            <text:p>005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4 <text:s text:c="18"/>ENCARGOS DE DEPRECIAÇÃO</text:p>
          </table:table-cell>
          <table:table-cell office:value-type="string" table:style-name="ce1">
            <text:p>0052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6 <text:s text:c="18"/>LICENÇA DE VEICULOS</text:p>
          </table:table-cell>
          <table:table-cell office:value-type="string" table:style-name="ce1">
            <text:p>0054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7 <text:s text:c="18"/>IMPOSTO SINDICAL PATRONAL</text:p>
          </table:table-cell>
          <table:table-cell office:value-type="string" table:style-name="ce1">
            <text:p>0059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28 <text:s text:c="18"/>JORNAIS, LIVROS E REVISTAS</text:p>
          </table:table-cell>
          <table:table-cell office:value-type="string" table:style-name="ce1">
            <text:p>005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36 <text:s text:c="18"/>MANUTEÇÃO E CONSERVAÇÃO DE PREDIOS</text:p>
          </table:table-cell>
          <table:table-cell office:value-type="string" table:style-name="ce1">
            <text:p>006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37 <text:s text:c="18"/>MANUTENÇÃO E CONSERVAÇÃO DE VEICULOS</text:p>
          </table:table-cell>
          <table:table-cell office:value-type="string" table:style-name="ce1">
            <text:p>0059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38 <text:s text:c="18"/>MANUTENÇÃO E CONSERVAÇÃO DE MAQUINARIOS</text:p>
          </table:table-cell>
          <table:table-cell office:value-type="string" table:style-name="ce1">
            <text:p>0059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39 <text:s text:c="18"/>MANUTENÇÃO E CONSERVAÇÃO DE INSTALAÇÕES</text:p>
          </table:table-cell>
          <table:table-cell office:value-type="string" table:style-name="ce1">
            <text:p>0061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1 <text:s text:c="18"/>MATERIAL DE LIMPEZA E HIGIENE</text:p>
          </table:table-cell>
          <table:table-cell office:value-type="string" table:style-name="ce1">
            <text:p>0059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2 <text:s text:c="18"/>MATERIAL DE CONSUMO</text:p>
          </table:table-cell>
          <table:table-cell office:value-type="string" table:style-name="ce1">
            <text:p>006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3 <text:s text:c="18"/>MATERIAL DE EXPEDIENTE</text:p>
          </table:table-cell>
          <table:table-cell office:value-type="string" table:style-name="ce1">
            <text:p>0053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5 <text:s text:c="18"/>PRÊMIOS DE SEGUROS</text:p>
          </table:table-cell>
          <table:table-cell office:value-type="string" table:style-name="ce1">
            <text:p>006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6 <text:s text:c="18"/>PROPAGANDA E PUBLICIDADE</text:p>
          </table:table-cell>
          <table:table-cell office:value-type="string" table:style-name="ce1">
            <text:p>0060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8 <text:s text:c="18"/>SINDICATOS E ASSOCIAÇÕES</text:p>
          </table:table-cell>
          <table:table-cell office:value-type="string" table:style-name="ce1">
            <text:p>0055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49 <text:s text:c="18"/>TELEFONE</text:p>
          </table:table-cell>
          <table:table-cell office:value-type="string" table:style-name="ce1">
            <text:p>005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1 <text:s text:c="18"/>SERVIÇOS DE TERCEIROS-PJ</text:p>
          </table:table-cell>
          <table:table-cell office:value-type="string" table:style-name="ce1">
            <text:p>0054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3 <text:s text:c="18"/>SERVIÇOS DE TERCEIROS-PF</text:p>
          </table:table-cell>
          <table:table-cell office:value-type="string" table:style-name="ce1">
            <text:p>0053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5 <text:s text:c="18"/>VIAGENS E ESTADIAS</text:p>
          </table:table-cell>
          <table:table-cell office:value-type="string" table:style-name="ce1">
            <text:p>006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8 <text:s text:c="18"/>DIFERENCIAL DE ALIQUOTAS</text:p>
          </table:table-cell>
          <table:table-cell office:value-type="string" table:style-name="ce1">
            <text:p>0054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59 <text:s text:c="18"/>PRÊMIOS DE SEGUROS</text:p>
          </table:table-cell>
          <table:table-cell office:value-type="string" table:style-name="ce1">
            <text:p>006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0 <text:s text:c="18"/>CTA</text:p>
          </table:table-cell>
          <table:table-cell office:value-type="string" table:style-name="ce1">
            <text:p>0055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1 <text:s text:c="18"/>JUROS PASSIVOS</text:p>
          </table:table-cell>
          <table:table-cell office:value-type="string" table:style-name="ce1">
            <text:p>0053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2 <text:s text:c="18"/>JUROS S/EMPREST FINANCIAM</text:p>
          </table:table-cell>
          <table:table-cell office:value-type="string" table:style-name="ce1">
            <text:p>006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3 <text:s text:c="18"/>DESPESAS DE FINANCIAMENTO</text:p>
          </table:table-cell>
          <table:table-cell office:value-type="string" table:style-name="ce1">
            <text:p>006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4 <text:s text:c="18"/>MULTAS FISCAIS</text:p>
          </table:table-cell>
          <table:table-cell office:value-type="string" table:style-name="ce1">
            <text:p>005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1.3.75 <text:s text:c="18"/>MULTAS DE TRANSITO</text:p>
          </table:table-cell>
          <table:table-cell office:value-type="string" table:style-name="ce1">
            <text:p>0054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 <text:s text:c="19"/>DESPESAS ADMINISTRATIVAS</text:p>
          </table:table-cell>
          <table:table-cell office:value-type="string" table:style-name="ce1">
            <text:p>01499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 <text:s text:c="19"/>DESPESAS C/ PESSOAL</text:p>
          </table:table-cell>
          <table:table-cell office:value-type="string" table:style-name="ce1">
            <text:p>0150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 <text:s text:c="19"/>SALARIOS</text:p>
          </table:table-cell>
          <table:table-cell office:value-type="string" table:style-name="ce1">
            <text:p>015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2 <text:s text:c="19"/>ABONO SALARIAL</text:p>
          </table:table-cell>
          <table:table-cell office:value-type="string" table:style-name="ce1">
            <text:p>0150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3 <text:s text:c="19"/>ADICIONAL INSALUBRIDADE</text:p>
          </table:table-cell>
          <table:table-cell office:value-type="string" table:style-name="ce1">
            <text:p>0150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4 <text:s text:c="19"/>ADICIONAL NOTURNO</text:p>
          </table:table-cell>
          <table:table-cell office:value-type="string" table:style-name="ce1">
            <text:p>015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5 <text:s text:c="19"/>AVISO PREVIO INDENIZADO<text:s/></text:p>
          </table:table-cell>
          <table:table-cell office:value-type="string" table:style-name="ce1">
            <text:p>015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6 <text:s text:c="19"/>HORAS EXTRAS</text:p>
          </table:table-cell>
          <table:table-cell office:value-type="string" table:style-name="ce1">
            <text:p>0150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7 <text:s text:c="19"/>13o.SALARIO</text:p>
          </table:table-cell>
          <table:table-cell office:value-type="string" table:style-name="ce1">
            <text:p>0150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8 <text:s text:c="19"/>FERIAS</text:p>
          </table:table-cell>
          <table:table-cell office:value-type="string" table:style-name="ce1">
            <text:p>0150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9 <text:s text:c="19"/>FGTS</text:p>
          </table:table-cell>
          <table:table-cell office:value-type="string" table:style-name="ce1">
            <text:p>0150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0 <text:s text:c="18"/>INSS S/ SALARIOS</text:p>
          </table:table-cell>
          <table:table-cell office:value-type="string" table:style-name="ce1">
            <text:p>015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1 <text:s text:c="18"/>INSS S/ PRO-LABORES</text:p>
          </table:table-cell>
          <table:table-cell office:value-type="string" table:style-name="ce1">
            <text:p>0151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2 <text:s text:c="18"/>PRO-LABORE</text:p>
          </table:table-cell>
          <table:table-cell office:value-type="string" table:style-name="ce1">
            <text:p>0151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3 <text:s text:c="18"/>-</text:p>
          </table:table-cell>
          <table:table-cell office:value-type="string" table:style-name="ce1">
            <text:p>0151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4 <text:s text:c="18"/>-</text:p>
          </table:table-cell>
          <table:table-cell office:value-type="string" table:style-name="ce1">
            <text:p>0151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5 <text:s text:c="18"/>-</text:p>
          </table:table-cell>
          <table:table-cell office:value-type="string" table:style-name="ce1">
            <text:p>0151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7 <text:s text:c="18"/>VALE REFEIÇÃO</text:p>
          </table:table-cell>
          <table:table-cell office:value-type="string" table:style-name="ce1">
            <text:p>015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8 <text:s text:c="18"/>VALE TRANSPORTE</text:p>
          </table:table-cell>
          <table:table-cell office:value-type="string" table:style-name="ce1">
            <text:p>015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19 <text:s text:c="18"/>UNIFORMES</text:p>
          </table:table-cell>
          <table:table-cell office:value-type="string" table:style-name="ce1">
            <text:p>015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20 <text:s text:c="18"/>-</text:p>
          </table:table-cell>
          <table:table-cell office:value-type="string" table:style-name="ce1">
            <text:p>015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1.21 <text:s text:c="18"/>-</text:p>
          </table:table-cell>
          <table:table-cell office:value-type="string" table:style-name="ce1">
            <text:p>0152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 <text:s text:c="19"/>DESPESAS GERAIS ADMINISTRATIVAS</text:p>
          </table:table-cell>
          <table:table-cell office:value-type="string" table:style-name="ce1">
            <text:p>0153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 <text:s text:c="19"/>AGUA E ESGOTO</text:p>
          </table:table-cell>
          <table:table-cell office:value-type="string" table:style-name="ce1">
            <text:p>0153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 <text:s text:c="19"/>ALUGUEIS</text:p>
          </table:table-cell>
          <table:table-cell office:value-type="string" table:style-name="ce1">
            <text:p>0153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3 <text:s text:c="19"/>ALUGUEIS DE EQUIPAMENTOS</text:p>
          </table:table-cell>
          <table:table-cell office:value-type="string" table:style-name="ce1">
            <text:p>015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4 <text:s text:c="19"/>BENS DE PEQUENO VALOR</text:p>
          </table:table-cell>
          <table:table-cell office:value-type="string" table:style-name="ce1">
            <text:p>0153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5 <text:s text:c="19"/>BRINDES E AMOSTRAS</text:p>
          </table:table-cell>
          <table:table-cell office:value-type="string" table:style-name="ce1">
            <text:p>0153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6 <text:s text:c="19"/>COMBUSTIVEIS E LUBRIFICANTES</text:p>
          </table:table-cell>
          <table:table-cell office:value-type="string" table:style-name="ce1">
            <text:p>0153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7 <text:s text:c="19"/>COMISSÕES S/ SERVIÇOS</text:p>
          </table:table-cell>
          <table:table-cell office:value-type="string" table:style-name="ce1">
            <text:p>0153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8 <text:s text:c="19"/>CONTRIB SINDICAL/ASSOC CLASSE</text:p>
          </table:table-cell>
          <table:table-cell office:value-type="string" table:style-name="ce1">
            <text:p>0153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9 <text:s text:c="19"/>DEPRECIAÇÕES</text:p>
          </table:table-cell>
          <table:table-cell office:value-type="string" table:style-name="ce1">
            <text:p>0153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0 <text:s text:c="18"/>DESPESAS C/EXPORTAÇÃO</text:p>
          </table:table-cell>
          <table:table-cell office:value-type="string" table:style-name="ce1">
            <text:p>0154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1 <text:s text:c="18"/>DESPESAS C/IMPORTAÇÃO</text:p>
          </table:table-cell>
          <table:table-cell office:value-type="string" table:style-name="ce1">
            <text:p>0154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2 <text:s text:c="18"/>ENERGIA ELETRICA</text:p>
          </table:table-cell>
          <table:table-cell office:value-type="string" table:style-name="ce1">
            <text:p>0154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3 <text:s text:c="18"/>FEIRAS/CONGRESSOS E CURSOS</text:p>
          </table:table-cell>
          <table:table-cell office:value-type="string" table:style-name="ce1">
            <text:p>0154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4 <text:s text:c="18"/>FORMAÇÃO DE PESSOAL</text:p>
          </table:table-cell>
          <table:table-cell office:value-type="string" table:style-name="ce1">
            <text:p>0154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5 <text:s text:c="18"/>FRETES E CARRETOS</text:p>
          </table:table-cell>
          <table:table-cell office:value-type="string" table:style-name="ce1">
            <text:p>0154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6 <text:s text:c="18"/>JORNAIS E REV</text:p>
          </table:table-cell>
          <table:table-cell office:value-type="string" table:style-name="ce1">
            <text:p>0154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7 <text:s text:c="18"/>LEASING</text:p>
          </table:table-cell>
          <table:table-cell office:value-type="string" table:style-name="ce1">
            <text:p>0154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8 <text:s text:c="18"/>LOCAÇÃO DE EQUIPAMENTOS</text:p>
          </table:table-cell>
          <table:table-cell office:value-type="string" table:style-name="ce1">
            <text:p>0154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19 <text:s text:c="18"/>MANUTENÇÃO DE EQUIPAMENTOS</text:p>
          </table:table-cell>
          <table:table-cell office:value-type="string" table:style-name="ce1">
            <text:p>0154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0 <text:s text:c="18"/>MANUTENÇÃO DE PREDIOS</text:p>
          </table:table-cell>
          <table:table-cell office:value-type="string" table:style-name="ce1">
            <text:p>0155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1 <text:s text:c="18"/>MANUTENÇÃO DE VEICULOS</text:p>
          </table:table-cell>
          <table:table-cell office:value-type="string" table:style-name="ce1">
            <text:p>0155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2 <text:s text:c="18"/>MATERIAL CONSUMO</text:p>
          </table:table-cell>
          <table:table-cell office:value-type="string" table:style-name="ce1">
            <text:p>015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3 <text:s text:c="18"/>MATERIAL DE LIMPEZA</text:p>
          </table:table-cell>
          <table:table-cell office:value-type="string" table:style-name="ce1">
            <text:p>0155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4 <text:s text:c="18"/>SEGUROS</text:p>
          </table:table-cell>
          <table:table-cell office:value-type="string" table:style-name="ce1">
            <text:p>0155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5 <text:s text:c="18"/>SERVIÇOS DETERCEIROS-PF</text:p>
          </table:table-cell>
          <table:table-cell office:value-type="string" table:style-name="ce1">
            <text:p>015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6 <text:s text:c="18"/>SERVIÇOS DE TERCEIROS-PJ</text:p>
          </table:table-cell>
          <table:table-cell office:value-type="string" table:style-name="ce1">
            <text:p>015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7 <text:s text:c="18"/>TELEFONE</text:p>
          </table:table-cell>
          <table:table-cell office:value-type="string" table:style-name="ce1">
            <text:p>0155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8 <text:s text:c="18"/>VIAGENS E ESTADIAS</text:p>
          </table:table-cell>
          <table:table-cell office:value-type="string" table:style-name="ce1">
            <text:p>0155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29 <text:s text:c="18"/>(-) CREDITO PIS N/CUMULATIVO</text:p>
          </table:table-cell>
          <table:table-cell office:value-type="string" table:style-name="ce1">
            <text:p>0155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30 <text:s text:c="18"/>(-) CREDITO COFINS N/CUMULATIVO</text:p>
          </table:table-cell>
          <table:table-cell office:value-type="string" table:style-name="ce1">
            <text:p>0156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31 <text:s text:c="18"/>-</text:p>
          </table:table-cell>
          <table:table-cell office:value-type="string" table:style-name="ce1">
            <text:p>0156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32 <text:s text:c="18"/>-</text:p>
          </table:table-cell>
          <table:table-cell office:value-type="string" table:style-name="ce1">
            <text:p>015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2.33 <text:s text:c="18"/>-</text:p>
          </table:table-cell>
          <table:table-cell office:value-type="string" table:style-name="ce1">
            <text:p>0156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 <text:s text:c="19"/>DESPESAS INDEDUTIVEIS</text:p>
          </table:table-cell>
          <table:table-cell office:value-type="string" table:style-name="ce1">
            <text:p>0163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.9 <text:s text:c="19"/>IMPOSTOS PAGOS FORA DO EXERCICIO</text:p>
          </table:table-cell>
          <table:table-cell office:value-type="string" table:style-name="ce1">
            <text:p>0053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.20 <text:s text:c="18"/>MULTAS FISCAIS INDEDUTIVEIS</text:p>
          </table:table-cell>
          <table:table-cell office:value-type="string" table:style-name="ce1">
            <text:p>0054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3.25 <text:s text:c="18"/>ENCARGOS SOCIAIS INDEDUTIVEIS</text:p>
          </table:table-cell>
          <table:table-cell office:value-type="string" table:style-name="ce1">
            <text:p>0054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 <text:s text:c="19"/>DESPESAS FINANCEIRAS</text:p>
          </table:table-cell>
          <table:table-cell office:value-type="string" table:style-name="ce1">
            <text:p>0164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.2 <text:s text:c="19"/>DESPESAS BANCARIAS</text:p>
          </table:table-cell>
          <table:table-cell office:value-type="string" table:style-name="ce1">
            <text:p>0053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.4 <text:s text:c="19"/>DEBITO TARIFA TALAO</text:p>
          </table:table-cell>
          <table:table-cell office:value-type="string" table:style-name="ce1">
            <text:p>0061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.5 <text:s text:c="19"/>DEBITO TARIFA EXTRATOS</text:p>
          </table:table-cell>
          <table:table-cell office:value-type="string" table:style-name="ce1">
            <text:p>0061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.7 <text:s text:c="19"/>CPMF</text:p>
          </table:table-cell>
          <table:table-cell office:value-type="string" table:style-name="ce1">
            <text:p>0052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4.9 <text:s text:c="19"/>VARIAÇÃO MONETARIA PASSIVA</text:p>
          </table:table-cell>
          <table:table-cell office:value-type="string" table:style-name="ce1">
            <text:p>0055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 <text:s text:c="19"/>DESPESAS TRIBUTARIAS</text:p>
          </table:table-cell>
          <table:table-cell office:value-type="string" table:style-name="ce1">
            <text:p>0165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3 <text:s text:c="19"/>ALVARA DA PREFEITURA</text:p>
          </table:table-cell>
          <table:table-cell office:value-type="string" table:style-name="ce1">
            <text:p>0052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4 <text:s text:c="19"/>ALVARA DO POSTO DE SAUDE</text:p>
          </table:table-cell>
          <table:table-cell office:value-type="string" table:style-name="ce1">
            <text:p>0052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5 <text:s text:c="19"/>TAXAS E EMOLUMENTOS</text:p>
          </table:table-cell>
          <table:table-cell office:value-type="string" table:style-name="ce1">
            <text:p>0060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6 <text:s text:c="19"/>IMPOSTO PREDIAL E TERRITORIAL</text:p>
          </table:table-cell>
          <table:table-cell office:value-type="string" table:style-name="ce1">
            <text:p>0060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9 <text:s text:c="19"/>IMPOSTO DE RENDA</text:p>
          </table:table-cell>
          <table:table-cell office:value-type="string" table:style-name="ce1">
            <text:p>0054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5.10 <text:s text:c="18"/>CONTR.SOCIAL LEI 7679</text:p>
          </table:table-cell>
          <table:table-cell office:value-type="string" table:style-name="ce1">
            <text:p>0054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6 <text:s text:c="19"/>OUTRAS DESPESAS OPERACIONAIS</text:p>
          </table:table-cell>
          <table:table-cell office:value-type="string" table:style-name="ce1">
            <text:p>0167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6.2 <text:s text:c="19"/>PREJ.DA VENDA DE BENS ATIVO IMOB.</text:p>
          </table:table-cell>
          <table:table-cell office:value-type="string" table:style-name="ce1">
            <text:p>0054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3.2.6.3 <text:s text:c="19"/>PERDAS DIVERSAS</text:p>
          </table:table-cell>
          <table:table-cell office:value-type="string" table:style-name="ce1">
            <text:p>0060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 <text:s text:c="19"/>TRANSF.P/APURAÇÃO DO RESULTADO</text:p>
          </table:table-cell>
          <table:table-cell office:value-type="string" table:style-name="ce1">
            <text:p>006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 <text:s text:c="19"/>TRANSF.P/APURAÇÃO DO RESULTADO</text:p>
          </table:table-cell>
          <table:table-cell office:value-type="string" table:style-name="ce1">
            <text:p>0065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4.1.1 <text:s text:c="19"/>TRANSF.P/APURAÇÃO DO RESULTADO</text:p>
          </table:table-cell>
          <table:table-cell office:value-type="string" table:style-name="ce1">
            <text:p>0065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 <text:s text:c="19"/>OUTRAS RECEITAS</text:p>
          </table:table-cell>
          <table:table-cell office:value-type="string" table:style-name="ce1">
            <text:p>0065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1 <text:s text:c="19"/>VENDAS NÃO OPERACIONAIS</text:p>
          </table:table-cell>
          <table:table-cell office:value-type="string" table:style-name="ce1">
            <text:p>00654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1.1 <text:s text:c="19"/>VENDA DE BENS DO ATIVO IMOBILIZADO</text:p>
          </table:table-cell>
          <table:table-cell office:value-type="string" table:style-name="ce1">
            <text:p>006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1.2 <text:s text:c="19"/>VENDA DE MATERIAIS DIVERSOS</text:p>
          </table:table-cell>
          <table:table-cell office:value-type="string" table:style-name="ce1">
            <text:p>006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 <text:s text:c="19"/>RECEITAS FINANCEIRAS</text:p>
          </table:table-cell>
          <table:table-cell office:value-type="string" table:style-name="ce1">
            <text:p>0067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1 <text:s text:c="19"/>JUROS E BONIFICAÇÕES AUFERIDAS</text:p>
          </table:table-cell>
          <table:table-cell office:value-type="string" table:style-name="ce1">
            <text:p>0067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2 <text:s text:c="19"/>DESCONTOS OBTIDOS</text:p>
          </table:table-cell>
          <table:table-cell office:value-type="string" table:style-name="ce1">
            <text:p>0067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3 <text:s text:c="19"/>DIVIDENDOS RECEBIDOS</text:p>
          </table:table-cell>
          <table:table-cell office:value-type="string" table:style-name="ce1">
            <text:p>0067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4 <text:s text:c="19"/>RECEITAS DIVERSAS</text:p>
          </table:table-cell>
          <table:table-cell office:value-type="string" table:style-name="ce1">
            <text:p>0067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5 <text:s text:c="19"/>ALUGUEIS RECEBIDOS</text:p>
          </table:table-cell>
          <table:table-cell office:value-type="string" table:style-name="ce1">
            <text:p>0067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6 <text:s text:c="19"/>BRINDES E AMOSTRAS</text:p>
          </table:table-cell>
          <table:table-cell office:value-type="string" table:style-name="ce1">
            <text:p>0067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2.7 <text:s text:c="19"/>RECEITA DE APLIC.FINANCEIRAS</text:p>
          </table:table-cell>
          <table:table-cell office:value-type="string" table:style-name="ce1">
            <text:p>0067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3 <text:s text:c="19"/>PROVISÕES REVERTIDAS</text:p>
          </table:table-cell>
          <table:table-cell office:value-type="string" table:style-name="ce1">
            <text:p>0070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5.3.1 <text:s text:c="19"/>REVERSÃO P/PROVISÃO DEV.DUVIDOSOS</text:p>
          </table:table-cell>
          <table:table-cell office:value-type="string" table:style-name="ce1">
            <text:p>0070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 <text:s text:c="19"/>RESULTADO OPERACIONAL</text:p>
          </table:table-cell>
          <table:table-cell office:value-type="string" table:style-name="ce1">
            <text:p>0071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.1 <text:s text:c="19"/>RECEITA NÃO OPERACIONAL</text:p>
          </table:table-cell>
          <table:table-cell office:value-type="string" table:style-name="ce1">
            <text:p>00716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.1.1 <text:s text:c="19"/>LUCRO NA BAIXA DE INVESTIMENTOS</text:p>
          </table:table-cell>
          <table:table-cell office:value-type="string" table:style-name="ce1">
            <text:p>00717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.1.2 <text:s text:c="19"/>LUCRO NA BAIXA DO IMOBILIZADO</text:p>
          </table:table-cell>
          <table:table-cell office:value-type="string" table:style-name="ce1">
            <text:p>00718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.1.3 <text:s text:c="19"/>TABLITA P/PGTO EFETUADOS</text:p>
          </table:table-cell>
          <table:table-cell office:value-type="string" table:style-name="ce1">
            <text:p>0071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6.1.4 <text:s text:c="19"/>RESULTADO DA CORREÇÃO MONETARIA</text:p>
          </table:table-cell>
          <table:table-cell office:value-type="string" table:style-name="ce1">
            <text:p>0072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7 <text:s text:c="19"/>TRANSF.P/APURAÇÃO DO RESULTADO</text:p>
          </table:table-cell>
          <table:table-cell office:value-type="string" table:style-name="ce1">
            <text:p>0073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7.1 <text:s text:c="19"/>TRANSF.P/APURAÇÃO DO RESULTADO</text:p>
          </table:table-cell>
          <table:table-cell office:value-type="string" table:style-name="ce1">
            <text:p>0073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.7.1.1 <text:s text:c="19"/>TRANSF.P/APURAÇÃO DO RESULTADO</text:p>
          </table:table-cell>
          <table:table-cell office:value-type="string" table:style-name="ce1">
            <text:p>0073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 <text:s text:c="19"/>CONTAS P/APURACAO DO RESULTADO</text:p>
          </table:table-cell>
          <table:table-cell office:value-type="string" table:style-name="ce1">
            <text:p>0075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 <text:s text:c="19"/>RESULTADO FINAL (APOS IR)</text:p>
          </table:table-cell>
          <table:table-cell office:value-type="string" table:style-name="ce1">
            <text:p>0075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 <text:s text:c="19"/>RESULTADO ANTES DO IR</text:p>
          </table:table-cell>
          <table:table-cell office:value-type="string" table:style-name="ce1">
            <text:p>00752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.1 <text:s text:c="19"/>TRANSF.DAS DESPESAS</text:p>
          </table:table-cell>
          <table:table-cell office:value-type="string" table:style-name="ce1">
            <text:p>0075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.1.1 <text:s text:c="19"/>TRANSF.DAS DESPESAS</text:p>
          </table:table-cell>
          <table:table-cell office:value-type="string" table:style-name="ce1">
            <text:p>0075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.2 <text:s text:c="19"/>TRANSF.DAS RECEITAS</text:p>
          </table:table-cell>
          <table:table-cell office:value-type="string" table:style-name="ce1">
            <text:p>0075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1.2.1 <text:s text:c="19"/>TRANSF.DAS RECEITAS</text:p>
          </table:table-cell>
          <table:table-cell office:value-type="string" table:style-name="ce1">
            <text:p>0075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2 <text:s text:c="19"/>PROVISAO P/IR</text:p>
          </table:table-cell>
          <table:table-cell office:value-type="string" table:style-name="ce1">
            <text:p>00757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2.1 <text:s text:c="19"/>DESPESAS C/PROVISAO</text:p>
          </table:table-cell>
          <table:table-cell office:value-type="string" table:style-name="ce1">
            <text:p>00758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1.2.1.1 <text:s text:c="19"/>DESPESAS C/PROVISAO</text:p>
          </table:table-cell>
          <table:table-cell office:value-type="string" table:style-name="ce1">
            <text:p>0075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 <text:s text:c="19"/>TRANSF.P/PATRIMONIO LIQUIDO</text:p>
          </table:table-cell>
          <table:table-cell office:value-type="string" table:style-name="ce1">
            <text:p>00760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 <text:s text:c="19"/>TRANSF.P/LUCRO FINAL</text:p>
          </table:table-cell>
          <table:table-cell office:value-type="string" table:style-name="ce1">
            <text:p>00761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1.1 <text:s text:c="19"/>TRANSF.P/LUCRO FINAL</text:p>
          </table:table-cell>
          <table:table-cell office:value-type="string" table:style-name="ce1">
            <text:p>0076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2 <text:s text:c="19"/>TRANS.P/PREJUIZO FINAL</text:p>
          </table:table-cell>
          <table:table-cell office:value-type="string" table:style-name="ce1">
            <text:p>0076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.2.2.1 <text:s text:c="19"/>TRANSF.DO PREJUIZO FINAL</text:p>
          </table:table-cell>
          <table:table-cell office:value-type="string" table:style-name="ce1">
            <text:p>0076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number-rows-repeated="10480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uario</meta:initial-creator>
    <dc:creator>Usuario</dc:creator>
    <meta:creation-date>2022-08-04T22:54:08Z</meta:creation-date>
    <dc:date>2022-08-04T22:55:34Z</dc:date>
  </office:meta>
</office:document-meta>
</file>